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Heading_20_2">
      <style:paragraph-properties style:writing-mode="lr-tb"/>
    </style:style>
    <style:style style:name="P3" style:family="paragraph" style:parent-style-name="Quotations">
      <style:paragraph-properties style:writing-mode="lr-tb"/>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raw:frame draw:style-name="fr1" draw:name="Image1" text:anchor-type="as-char" svg:width="13.97cm" svg:height="10.954cm" draw:z-index="0"><draw:image xlink:href="https://mail.google.com/mail/u/0/?ui=2&amp;ik=6caf99602a&amp;view=fimg&amp;th=161daa338e45626a&amp;attid=0.1&amp;disp=emb&amp;realattid=ii_161da8a7f2cfb763&amp;attbid=ANGjdJ_K47SZn6zrdOl1yixcaRhQlYoxI-q4LB_vKGS3XzNaD8H9QrpiWLW-dHlEncM2kUOxnZUYJZtHZmumORQJVDaPhE4vaFTx0UuQIgTw2pleecnnDkpZKfZ1qyg&amp;sz=s0-l75&amp;ats=1519791594836&amp;rm=161daa338e45626a&amp;zw" xlink:type="simple" xlink:show="embed" xlink:actuate="onLoad"/><svg:title>Gambar sisip 1</svg:title></draw:frame></text:h>
      <text:h text:style-name="P2" text:outline-level="2">Cortisone Is a Corticosteroid</text:h>
      <text:p text:style-name="P1">Cortisone is a synthetic version of cortisol, a steroid produced by the body's adrenal glands. In large quantities, cortisol suppresses the immune system's inflammatory and allergic responses. Cortisone medications mimic the action of cortisol but tend to be more powerful.</text:p>
      <text:p text:style-name="P1">Cortisone and cortisol are both types of glucocorticosteroids, often referred to as corticosteroids. The term "corticosteroids" is sometimes used interchangeably with the terms "cortisone" and "cortisol." </text:p>
      <text:h text:style-name="P2" text:outline-level="2">Commonly Used Types of Cortisone</text:h>
      <text:p text:style-name="P1">Corticosteroid medications come in a range of strengths and in different forms, such as pills, topical creams, and liquids that can be injected directly into the body. Below are examples of cortisone medications and how they are used to treat arthritic conditions.</text:p>
      <text:p text:style-name="P3"><text:span text:style-name="T1">Cortisone Injections</text:span><text:line-break/>Isolated joint inflammation and pain caused by <text:a xlink:type="simple" xlink:href="https://www.arthritis-health.com/types/bursitis/bursitis-guide" office:target-frame-name="_blank" xlink:show="new" text:style-name="Internet_20_link" text:visited-style-name="Visited_20_Internet_20_Link">bursitis</text:a>, <text:a xlink:type="simple" xlink:href="https://www.arthritis-health.com/types/osteoarthritis/what-osteoarthritis" office:target-frame-name="_blank" xlink:show="new" text:style-name="Internet_20_link" text:visited-style-name="Visited_20_Internet_20_Link">osteoarthritis</text:a>, <text:a xlink:type="simple" xlink:href="https://www.arthritis-health.com/types/gout/all-about-gout-symptoms-diagnosis-treatment" office:target-frame-name="_blank" xlink:show="new" text:style-name="Internet_20_link" text:visited-style-name="Visited_20_Internet_20_Link">gout</text:a>, and other arthritic conditions may be treated with a cortisone injection. An injection delivers potent medicine directly to the area of inflammation. Two examples of injectable cortisone are triamcinolone and betamethasone, each of which is sold under different brand names.</text:p>
      <text:p text:style-name="P1"><text:span text:style-name="T1">Oral Cortisone Medications</text:span><text:line-break/>People who have inflammatory disorders that affect entire body, such as <text:a xlink:type="simple" xlink:href="https://www.arthritis-health.com/types/rheumatoid/what-rheumatoid-arthritis" office:target-frame-name="_blank" xlink:show="new" text:style-name="Internet_20_link" text:visited-style-name="Visited_20_Internet_20_Link">rheumatoid arthritis</text:a> and <text:soft-page-break/><text:a xlink:type="simple" xlink:href="https://www.arthritis-health.com/types/ankylosing-spondylitis/ankylosing-spondylitis-overview" office:target-frame-name="_blank" xlink:show="new" text:style-name="Internet_20_link" text:visited-style-name="Visited_20_Internet_20_Link">ankylosing spondylitis</text:a>, may treat painful flare-ups with oral corticosteroids, including sulfasalazine and methotrexate. Chronic oral steroid use can lead to complications, so doctors limit patient use when possible.</text:p>
      <text:p text:style-name="P1"><text:span text:style-name="T1">Topical Cortisone</text:span><text:line-break/>Topical steroid medications come in many forms, such as creams, gels, foams, sprays and patches, and are used to treat skin inflammation. Many people are familiar with over-the-counter hydrocortisone cream (e.g. Hydrocone-10) to treat bug bites and poison ivy. More powerful topical corticosteroids may be prescribed to treat conditions such as psoriasis, an inflammatory skin disorder associated with <text:a xlink:type="simple" xlink:href="https://www.arthritis-health.com/types/psoriatic/what-psoriatic-arthritis" office:target-frame-name="_blank" xlink:show="new" text:style-name="Internet_20_link" text:visited-style-name="Visited_20_Internet_20_Link">psoriatic arthriti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50:50.030900303</meta:creation-date>
    <dc:date>2018-02-28T11:51:32.907737880</dc:date>
    <meta:editing-duration>PT47S</meta:editing-duration>
    <meta:editing-cycles>1</meta:editing-cycles>
    <meta:document-statistic meta:table-count="0" meta:image-count="1" meta:object-count="0" meta:page-count="2" meta:paragraph-count="9" meta:word-count="276" meta:character-count="1957" meta:non-whitespace-character-count="1688"/>
    <meta:generator>LibreOffice/5.2.3.2$Linux_X86_64 LibreOffice_project/20m0$Build-2</meta:generator>
  </office:meta>
</office:document-meta>
</file>